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in" fo:margin-bottom="0.111in" loext:contextual-spacing="false" fo:line-height="115%" fo:text-align="justify" style:justify-single-word="false"/>
    </style:style>
    <style:style style:name="P2" style:family="paragraph" style:parent-style-name="Standard" style:list-style-name="L1">
      <style:paragraph-properties fo:margin-top="0in" fo:margin-bottom="0.111in" loext:contextual-spacing="false" fo:line-height="115%" fo:text-align="justify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left="0.5in" fo:margin-right="0in" fo:margin-top="0in" fo:margin-bottom="0.111in" loext:contextual-spacing="false" fo:line-height="115%" fo:text-align="justify" style:justify-single-word="false" fo:text-indent="0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81998814035136298" text:style-name="L1">
        <text:list-item>
          <text:p text:style-name="P2">Xây dựng trên nền tảng androi(mỗi nhân viên trạng bị máy tính bẳng androi để giao tiếp với hệ thống)</text:p>
        </text:list-item>
        <text:list-item>
          <text:p text:style-name="P2">Ngôn ngữ Java trên androi platform</text:p>
        </text:list-item>
        <text:list-item>
          <text:p text:style-name="P1"><text:span text:style-name="T1">Cơ sở dữ liệu dùng công nghệ xml.</text:span></text:p>
        </text:list-item>
        <text:list-item>
          <text:p text:style-name="P1"><text:span text:style-name="T1">Kết nối giữa client và server dựa vào mạng wifi, đặt ip tĩnh cho các thiết bị.</text:span></text:p>
        </text:list-item>
        <text:list-item>
          <text:p text:style-name="P1"><text:span text:style-name="T1">Trao đổi thông tin giữa client và server thông qua socket.</text:span></text:p>
        </text:list-item>
        <text:list-item>
          <text:p text:style-name="P2">(Cấu hình máy server) <text:s/>cấu hình máy client ... cấu hình wifi ????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3T00:43:29.979000000</dc:date>
    <meta:editing-duration>PT22S</meta:editing-duration>
    <meta:editing-cycles>1</meta:editing-cycles>
    <meta:document-statistic meta:table-count="0" meta:image-count="0" meta:object-count="0" meta:page-count="1" meta:paragraph-count="6" meta:word-count="81" meta:character-count="374" meta:non-whitespace-character-count="304"/>
    <meta:generator>LibreOffice/5.0.3.2$Windows_x86 LibreOffice_project/e5f16313668ac592c1bfb310f4390624e3dbfb75</meta:generator>
  </office:meta>
</office:document-meta>
</file>